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16cm"/>
    </style:style>
    <style:style style:name="P1" style:family="paragraph">
      <style:text-properties style:font-name="Verdan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text-properties style:font-name="Verdana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59a1bd" style:font-name="Verdana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976a0" style:font-name="Verdan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6cm" svg:height="4.366cm" svg:x="3.6cm" svg:y="9cm">
          <draw:text-box>
            <text:p text:style-name="P1"><text:span text:style-name="T1">I</text:span><text:span text:style-name="T2">W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Pelzetter</meta:initial-creator>
    <meta:creation-date>2015-11-06T11:59:35.221134413</meta:creation-date>
    <dc:date>2015-11-06T14:06:36.770438999</dc:date>
    <dc:creator>Jens Pelzetter</dc:creator>
    <meta:editing-duration>PT21M27S</meta:editing-duration>
    <meta:editing-cycles>2</meta:editing-cycles>
    <meta:generator>LibreOffice/4.4.5.2$Linux_X86_64 LibreOffice_project/40m0$Build-2</meta:generator>
    <meta:document-statistic meta:object-count="1"/>
  </office:meta>
</office:document-meta>
</file>